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a070e" officeooo:paragraph-rsid="001a070e"/>
    </style:style>
    <style:style style:name="T1" style:family="text">
      <style:text-properties style:text-position="super 58%"/>
    </style:style>
    <style:style style:name="T2" style:family="text">
      <style:text-properties style:text-position="0% 100%"/>
    </style:style>
    <style:style style:name="T3" style:family="text">
      <style:text-properties style:text-position="0% 100%" fo:font-style="italic" style:font-style-asian="italic" style:font-style-complex="italic"/>
    </style:style>
    <style:style style:name="T4" style:family="text">
      <style:text-properties style:text-position="0% 100%" officeooo:rsid="001bdf8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CI 4950</text:p>
      <text:p text:style-name="P1">Nicholas Moss</text:p>
      <text:p text:style-name="P1">Weekly Log</text:p>
      <text:p text:style-name="P1">June 9<text:span text:style-name="T1">th</text:span> – 13<text:span text:style-name="T1">th</text:span></text:p>
      <text:p text:style-name="P1"/>
      <text:p text:style-name="P1"><text:span text:style-name="T2"><text:tab/>During this week, I read chapter 22 in Peter Norvig's </text:span><text:span text:style-name="T3">Paradigms of Artificial Intelligence Programming</text:span><text:span text:style-name="T2">. The chapter covers several scheme interpreters, one of which can handle macros and tale recursion. The basic interpreter has to handle Scheme's five special forms, symbols, other atoms, and function calls. The five special forms of Scheme include the QUOTE which is the same as the Common Lisp (CL) quote, the IF which is the same as the CL if, the “SET!” which behaves exactly like setf in CL, and LAMBDA which is the same as the lambda from CL, except it can be called directly without being prefaced by # ' . Atoms in scheme are anything which is not itself a cons pair. This includes numbers and strings which evaluate to themselves. Symbols include variable names. Interestingly unlike CL, Scheme uses one namespace for everything, that is a variable cannot have the same name as a previously defined function. </text:span><text:span text:style-name="T4">The last case to consider with the basic interpreter is a case that handles function calls. Function calls in Scheme are handled differently from CL in that the function f(x) in CL is handled by looking up the function binding of f and applying that to x. In Scheme the value of variable f, looking up the value of variable x, and then apply the function to that argumen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1T14:40:04.487021912</meta:creation-date>
    <dc:date>2014-06-11T14:50:40.319323495</dc:date>
    <meta:editing-duration>PT2M26S</meta:editing-duration>
    <meta:editing-cycles>2</meta:editing-cycles>
    <meta:generator>LibreOffice/4.2.4.2$Linux_X86_64 LibreOffice_project/420$Build-2</meta:generator>
    <meta:document-statistic meta:table-count="0" meta:image-count="0" meta:object-count="0" meta:page-count="1" meta:paragraph-count="5" meta:word-count="234" meta:character-count="1341" meta:non-whitespace-character-count="1109"/>
  </office:meta>
</office:document-meta>
</file>